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LMRoman10" style:font-pitch="variable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SolidLine" draw:text-style-name="P2" draw:layer="layout" svg:width="8.89cm" svg:height="17.84cm" svg:x="5.445cm" svg:y="5.61cm">
          <text:p text:style-name="P1"><text:span text:style-name="T1">PerformanceFunctional</text:span></text:p>
          <text:p text:style-name="P1"><text:span text:style-name="T2"/></text:p>
          <text:p text:style-name="P1"><text:span text:style-name="T2">neural_network_pointer</text:span></text:p>
          <text:p text:style-name="P1"><text:span text:style-name="T2">data_set_pointer</text:span></text:p>
          <text:p text:style-name="P1"><text:span text:style-name="T2">mathematical_model_pointer</text:span></text:p>
          <text:p text:style-name="P1"><text:span text:style-name="T2"/></text:p>
          <text:p text:style-name="P1"><text:span text:style-name="T2">objective_type</text:span></text:p>
          <text:p text:style-name="P1"><text:span text:style-name="T2">regularization_type</text:span></text:p>
          <text:p text:style-name="P1"><text:span text:style-name="T2">constraints_type</text:span></text:p>
          <text:p text:style-name="P1"><text:span text:style-name="T2"/></text:p>
          <text:p text:style-name="P1"><text:span text:style-name="T2"><text:s/></text:span><text:span text:style-name="T2"><text:tab/></text:span><text:span text:style-name="T2">sum_squared_error_objective_pointer</text:span></text:p>
          <text:p text:style-name="P1"><text:span text:style-name="T2">mean_squared_error_objective_pointer</text:span></text:p>
          <text:p text:style-name="P1"><text:span text:style-name="T2">root_mean_squared_error_objective_pointer </text:span></text:p>
          <text:p text:style-name="P1"><text:span text:style-name="T2">normalized_squared_error_objective_pointer </text:span></text:p>
          <text:p text:style-name="P1"><text:span text:style-name="T2">Minkowski_error_objective_pointer</text:span></text:p>
          <text:p text:style-name="P1"><text:span text:style-name="T2">cross_entropy_error_objective_pointer </text:span></text:p>
          <text:p text:style-name="P1"><text:span text:style-name="T2">outputs_integrals_objective_pointer </text:span></text:p>
          <text:p text:style-name="P1"><text:span text:style-name="T2">solutions_error_objective_pointer </text:span></text:p>
          <text:p text:style-name="P1"><text:span text:style-name="T2">final_solutions_error_objective_pointer </text:span></text:p>
          <text:p text:style-name="P1"><text:span text:style-name="T2">independent_parameters_error_objective_pointer </text:span></text:p>
          <text:p text:style-name="P1"><text:span text:style-name="T2">inverse_sum_squared_error_objective_pointer </text:span></text:p>
          <text:p text:style-name="P1"><text:span text:style-name="T2">user_objective_pointer </text:span></text:p>
          <text:p text:style-name="P1"><text:span text:style-name="T2"/></text:p>
          <text:p text:style-name="P1"><text:span text:style-name="T2">neural_parameters_norm_regularization_pointer </text:span></text:p>
          <text:p text:style-name="P1"><text:span text:style-name="T2">outputs_integrals_regularization_pointer </text:span></text:p>
          <text:p text:style-name="P1"><text:span text:style-name="T2">user_regularization_pointer </text:span></text:p>
          <text:p text:style-name="P1"><text:span text:style-name="T2"/></text:p>
          <text:p text:style-name="P1"><text:span text:style-name="T2">outputs_integrals_constraints_pointer </text:span></text:p>
          <text:p text:style-name="P1"><text:span text:style-name="T2">solutions_error_constraints_pointer </text:span></text:p>
          <text:p text:style-name="P1"><text:span text:style-name="T2">final_solutions_error_constraints_pointer </text:span></text:p>
          <text:p text:style-name="P1"><text:span text:style-name="T2">independent_parameters_error_constraints_pointer</text:span></text:p>
          <text:p text:style-name="P1"><text:span text:style-name="T2">user_constraints_pointer</text:span></text:p>
          <text:p text:style-name="P1"><text:span text:style-name="T2"/></text:p>
          <text:p text:style-name="P1"><text:span text:style-name="T2">calculate_performance</text:span></text:p>
          <text:p text:style-name="P1"><text:span text:style-name="T2">calculate_gradient</text:span></text:p>
          <text:p text:style-name="P1"><text:span text:style-name="T2">calculate_Hessian</text:span></text:p>
          <draw:enhanced-geometry svg:viewBox="0 0 1000 404" draw:mirror-horizontal="false" draw:mirror-vertical="false" draw:text-areas="0 0 1000 404" draw:type="NonPrimitive" draw:enhanced-path="M 1000 404 L 1000 0 0 0 0 404 Z"/>
        </draw:custom-shape>
        <draw:line draw:style-name="gr1" draw:text-style-name="P3" draw:layer="layout" svg:x1="5.445cm" svg:y1="6.715cm" svg:x2="14.335cm" svg:y2="6.715cm">
          <text:p/>
        </draw:line>
        <draw:line draw:style-name="gr1" draw:text-style-name="P3" draw:layer="layout" svg:x1="5.445cm" svg:y1="21.585cm" svg:x2="14.335cm" svg:y2="21.5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o Lopez</meta:initial-creator>
    <meta:creation-date>2010-11-22T17:37:45</meta:creation-date>
    <meta:generator>OpenOffice/4.0.0$Win32 OpenOffice.org_project/400m3$Build-9702</meta:generator>
    <dc:date>2014-02-18T13:27:27.54</dc:date>
    <meta:editing-duration>PT5H35M53S</meta:editing-duration>
    <meta:editing-cycles>24</meta:editing-cycles>
    <meta:document-statistic meta:object-count="3"/>
  </office:meta>
</office:document-meta>
</file>